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Standard" style:list-style-name="L1"/>
    <text:list-style style:name="L1">
      <text:list-level-style-number text:level="1" text:style-name="Number_20_Symbols" style:num-format="1" style:num-suffix=")">
        <style:list-level-properties text:space-before="0.25in" text:min-label-width="0.25in"/>
      </text:list-level-style-number>
      <text:list-level-style-number text:level="2" text:style-name="Number_20_Symbols" style:num-format="a" style:num-suffix=")">
        <style:list-level-properties text:space-before="0.35in" text:min-label-width="0.25in"/>
      </text:list-level-style-number>
      <text:list-level-style-number text:level="3" text:style-name="Number_20_Symbols" style:num-format="A" style:num-suffix=")">
        <style:list-level-properties text:space-before="0.45in" text:min-label-width="0.25in"/>
      </text:list-level-style-number>
      <text:list-level-style-number text:level="4" text:style-name="Number_20_Symbols" style:num-format="i" style:num-suffix=")">
        <style:list-level-properties text:space-before="0.55in" text:min-label-width="0.25in"/>
      </text:list-level-style-number>
      <text:list-level-style-number text:level="5" text:style-name="Number_20_Symbols" style:num-format="I" style:num-suffix=")">
        <style:list-level-properties text:space-before="0.65in" text:min-label-width="0.25in"/>
      </text:list-level-style-number>
    </text:list-style>
  </office:automatic-styles>
  <office:body>
    <office:text>
      <text:list text:style-name="L1">
        <text:list-item>
          <text:p text:style-name="P1">numbered list arabic </text:p>
          <text:list text:style-name="L1">
            <text:list-item>
              <text:p text:style-name="P1">numbered list lowercase lettering</text:p>
              <text:list text:style-name="L1">
                <text:list-item>
                  <text:p text:style-name="P1">numbered list uppercase lettering</text:p>
                  <text:list text:style-name="L1">
                    <text:list-item>
                      <text:p text:style-name="P1">numbered list lowercase roman</text:p>
                      <text:list text:style-name="L1">
                        <text:list-item>
                          <text:p text:style-name="P1">numbered list uppercase rom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numbered list level 1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